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/S1D</text:p>
          </table:table-cell>
          <table:table-cell office:value-type="float" office:value="89.54">
            <text:p>89,54</text:p>
          </table:table-cell>
          <table:table-cell office:value-type="string">
            <text:p>/S1R</text:p>
          </table:table-cell>
          <table:table-cell office:value-type="float" office:value="2314.41">
            <text:p>2314,41</text:p>
          </table:table-cell>
        </table:table-row>
        <table:table-row table:style-name="ro1">
          <table:table-cell office:value-type="string">
            <text:p>/S2D</text:p>
          </table:table-cell>
          <table:table-cell office:value-type="float" office:value="79.41">
            <text:p>79,41</text:p>
          </table:table-cell>
          <table:table-cell office:value-type="string">
            <text:p>/S2R</text:p>
          </table:table-cell>
          <table:table-cell office:value-type="float" office:value="2304.93">
            <text:p>2304,93</text:p>
          </table:table-cell>
        </table:table-row>
        <table:table-row table:style-name="ro1">
          <table:table-cell office:value-type="string">
            <text:p>/S3D</text:p>
          </table:table-cell>
          <table:table-cell office:value-type="float" office:value="69.29">
            <text:p>69,29</text:p>
          </table:table-cell>
          <table:table-cell office:value-type="string">
            <text:p>/S3R</text:p>
          </table:table-cell>
          <table:table-cell office:value-type="float" office:value="2295.47">
            <text:p>2295,47</text:p>
          </table:table-cell>
        </table:table-row>
        <table:table-row table:style-name="ro1">
          <table:table-cell office:value-type="string">
            <text:p>/S4D</text:p>
          </table:table-cell>
          <table:table-cell office:value-type="float" office:value="59.17">
            <text:p>59,17</text:p>
          </table:table-cell>
          <table:table-cell office:value-type="string">
            <text:p>/S4R</text:p>
          </table:table-cell>
          <table:table-cell office:value-type="float" office:value="2286">
            <text:p>2286</text:p>
          </table:table-cell>
        </table:table-row>
        <table:table-row table:style-name="ro1">
          <table:table-cell office:value-type="string">
            <text:p>/S5D</text:p>
          </table:table-cell>
          <table:table-cell office:value-type="float" office:value="49.07">
            <text:p>49,07</text:p>
          </table:table-cell>
          <table:table-cell office:value-type="string">
            <text:p>/S5R</text:p>
          </table:table-cell>
          <table:table-cell office:value-type="float" office:value="2276.53">
            <text:p>2276,53</text:p>
          </table:table-cell>
        </table:table-row>
        <table:table-row table:style-name="ro1">
          <table:table-cell office:value-type="string">
            <text:p>/S6D</text:p>
          </table:table-cell>
          <table:table-cell office:value-type="float" office:value="39.9">
            <text:p>39,9</text:p>
          </table:table-cell>
          <table:table-cell office:value-type="string">
            <text:p>/S6R</text:p>
          </table:table-cell>
          <table:table-cell office:value-type="float" office:value="2267.07">
            <text:p>2267,07</text:p>
          </table:table-cell>
        </table:table-row>
        <table:table-row table:style-name="ro1">
          <table:table-cell office:value-type="string">
            <text:p>/S7D</text:p>
          </table:table-cell>
          <table:table-cell office:value-type="float" office:value="35.71">
            <text:p>35,71</text:p>
          </table:table-cell>
          <table:table-cell office:value-type="string">
            <text:p>/S7R</text:p>
          </table:table-cell>
          <table:table-cell office:value-type="float" office:value="2257.61">
            <text:p>2257,61</text:p>
          </table:table-cell>
        </table:table-row>
        <table:table-row table:style-name="ro1">
          <table:table-cell office:value-type="string">
            <text:p>/S8D</text:p>
          </table:table-cell>
          <table:table-cell office:value-type="float" office:value="31.52">
            <text:p>31,52</text:p>
          </table:table-cell>
          <table:table-cell office:value-type="string">
            <text:p>/S8R</text:p>
          </table:table-cell>
          <table:table-cell office:value-type="float" office:value="2248.13">
            <text:p>2248,13</text:p>
          </table:table-cell>
        </table:table-row>
        <table:table-row table:style-name="ro1">
          <table:table-cell office:value-type="string">
            <text:p>/S9D</text:p>
          </table:table-cell>
          <table:table-cell office:value-type="float" office:value="31.17">
            <text:p>31,17</text:p>
          </table:table-cell>
          <table:table-cell office:value-type="string">
            <text:p>/S9R</text:p>
          </table:table-cell>
          <table:table-cell office:value-type="float" office:value="2238.67">
            <text:p>2238,67</text:p>
          </table:table-cell>
        </table:table-row>
        <table:table-row table:style-name="ro1">
          <table:table-cell office:value-type="string">
            <text:p>/S10D</text:p>
          </table:table-cell>
          <table:table-cell office:value-type="float" office:value="35.36">
            <text:p>35,36</text:p>
          </table:table-cell>
          <table:table-cell office:value-type="string">
            <text:p>/S10R</text:p>
          </table:table-cell>
          <table:table-cell office:value-type="float" office:value="2229.2">
            <text:p>2229,2</text:p>
          </table:table-cell>
        </table:table-row>
        <table:table-row table:style-name="ro1">
          <table:table-cell office:value-type="string">
            <text:p>/S11D</text:p>
          </table:table-cell>
          <table:table-cell office:value-type="float" office:value="39.55">
            <text:p>39,55</text:p>
          </table:table-cell>
          <table:table-cell office:value-type="string">
            <text:p>/S11R</text:p>
          </table:table-cell>
          <table:table-cell office:value-type="float" office:value="2219.73">
            <text:p>2219,73</text:p>
          </table:table-cell>
        </table:table-row>
        <table:table-row table:style-name="ro1">
          <table:table-cell office:value-type="string">
            <text:p>/S12D</text:p>
          </table:table-cell>
          <table:table-cell office:value-type="float" office:value="48.2">
            <text:p>48,2</text:p>
          </table:table-cell>
          <table:table-cell office:value-type="string">
            <text:p>/S12R</text:p>
          </table:table-cell>
          <table:table-cell office:value-type="float" office:value="2210.27">
            <text:p>2210,27</text:p>
          </table:table-cell>
        </table:table-row>
        <table:table-row table:style-name="ro1">
          <table:table-cell office:value-type="string">
            <text:p>/S13D</text:p>
          </table:table-cell>
          <table:table-cell office:value-type="float" office:value="58.32">
            <text:p>58,32</text:p>
          </table:table-cell>
          <table:table-cell office:value-type="string">
            <text:p>/S13R</text:p>
          </table:table-cell>
          <table:table-cell office:value-type="float" office:value="2200.79">
            <text:p>2200,79</text:p>
          </table:table-cell>
        </table:table-row>
        <table:table-row table:style-name="ro1">
          <table:table-cell office:value-type="string">
            <text:p>/S14D</text:p>
          </table:table-cell>
          <table:table-cell office:value-type="float" office:value="68.43">
            <text:p>68,43</text:p>
          </table:table-cell>
          <table:table-cell office:value-type="string">
            <text:p>/S14R</text:p>
          </table:table-cell>
          <table:table-cell office:value-type="float" office:value="2191.33">
            <text:p>2191,33</text:p>
          </table:table-cell>
        </table:table-row>
        <table:table-row table:style-name="ro1">
          <table:table-cell office:value-type="string">
            <text:p>/S15D</text:p>
          </table:table-cell>
          <table:table-cell office:value-type="float" office:value="78.55">
            <text:p>78,55</text:p>
          </table:table-cell>
          <table:table-cell office:value-type="string">
            <text:p>/S15R</text:p>
          </table:table-cell>
          <table:table-cell office:value-type="float" office:value="2181.88">
            <text:p>2181,88</text:p>
          </table:table-cell>
        </table:table-row>
        <table:table-row table:style-name="ro1">
          <table:table-cell office:value-type="string">
            <text:p>/S16D</text:p>
          </table:table-cell>
          <table:table-cell office:value-type="float" office:value="88.66">
            <text:p>88,66</text:p>
          </table:table-cell>
          <table:table-cell office:value-type="string">
            <text:p>/S16R</text:p>
          </table:table-cell>
          <table:table-cell office:value-type="float" office:value="2172.39">
            <text:p>2172,39</text:p>
          </table:table-cell>
        </table:table-row>
        <table:table-row table:style-name="ro1">
          <table:table-cell office:value-type="string">
            <text:p>/S17D</text:p>
          </table:table-cell>
          <table:table-cell office:value-type="float" office:value="56.09">
            <text:p>56,09</text:p>
          </table:table-cell>
          <table:table-cell office:value-type="string">
            <text:p>/S17R</text:p>
          </table:table-cell>
          <table:table-cell office:value-type="float" office:value="2120.25">
            <text:p>2120,25</text:p>
          </table:table-cell>
        </table:table-row>
        <table:table-row table:style-name="ro1">
          <table:table-cell office:value-type="string">
            <text:p>/S18D</text:p>
          </table:table-cell>
          <table:table-cell office:value-type="float" office:value="66.2">
            <text:p>66,2</text:p>
          </table:table-cell>
          <table:table-cell office:value-type="string">
            <text:p>/S18R</text:p>
          </table:table-cell>
          <table:table-cell office:value-type="float" office:value="2110.78">
            <text:p>2110,78</text:p>
          </table:table-cell>
        </table:table-row>
        <table:table-row table:style-name="ro1">
          <table:table-cell office:value-type="string">
            <text:p>/S19D</text:p>
          </table:table-cell>
          <table:table-cell office:value-type="float" office:value="76.32">
            <text:p>76,32</text:p>
          </table:table-cell>
          <table:table-cell office:value-type="string">
            <text:p>/S19R</text:p>
          </table:table-cell>
          <table:table-cell office:value-type="float" office:value="2101.32">
            <text:p>2101,32</text:p>
          </table:table-cell>
        </table:table-row>
        <table:table-row table:style-name="ro1">
          <table:table-cell office:value-type="string">
            <text:p>/S20D</text:p>
          </table:table-cell>
          <table:table-cell office:value-type="float" office:value="86.43">
            <text:p>86,43</text:p>
          </table:table-cell>
          <table:table-cell office:value-type="string">
            <text:p>/S20R</text:p>
          </table:table-cell>
          <table:table-cell office:value-type="float" office:value="2091.85">
            <text:p>2091,85</text:p>
          </table:table-cell>
        </table:table-row>
        <table:table-row table:style-name="ro1">
          <table:table-cell office:value-type="string">
            <text:p>/S21D</text:p>
          </table:table-cell>
          <table:table-cell office:value-type="float" office:value="96.55">
            <text:p>96,55</text:p>
          </table:table-cell>
          <table:table-cell office:value-type="string">
            <text:p>/S21R</text:p>
          </table:table-cell>
          <table:table-cell office:value-type="float" office:value="2082.38">
            <text:p>2082,38</text:p>
          </table:table-cell>
        </table:table-row>
        <table:table-row table:style-name="ro1">
          <table:table-cell office:value-type="string">
            <text:p>/S22D</text:p>
          </table:table-cell>
          <table:table-cell office:value-type="float" office:value="106.67">
            <text:p>106,67</text:p>
          </table:table-cell>
          <table:table-cell office:value-type="string">
            <text:p>/S22R</text:p>
          </table:table-cell>
          <table:table-cell office:value-type="float" office:value="2072.92">
            <text:p>2072,92</text:p>
          </table:table-cell>
        </table:table-row>
        <table:table-row table:style-name="ro1">
          <table:table-cell office:value-type="string">
            <text:p>/S23D</text:p>
          </table:table-cell>
          <table:table-cell office:value-type="float" office:value="116.78">
            <text:p>116,78</text:p>
          </table:table-cell>
          <table:table-cell office:value-type="string">
            <text:p>/S23R</text:p>
          </table:table-cell>
          <table:table-cell office:value-type="float" office:value="2063.44">
            <text:p>2063,44</text:p>
          </table:table-cell>
        </table:table-row>
        <table:table-row table:style-name="ro1">
          <table:table-cell office:value-type="string">
            <text:p>/S24D</text:p>
          </table:table-cell>
          <table:table-cell office:value-type="float" office:value="126.9">
            <text:p>126,9</text:p>
          </table:table-cell>
          <table:table-cell office:value-type="string">
            <text:p>/S24R</text:p>
          </table:table-cell>
          <table:table-cell office:value-type="float" office:value="2053.98">
            <text:p>2053,98</text:p>
          </table:table-cell>
        </table:table-row>
        <table:table-row table:style-name="ro1">
          <table:table-cell office:value-type="string">
            <text:p>/S25D</text:p>
          </table:table-cell>
          <table:table-cell office:value-type="float" office:value="137.01">
            <text:p>137,01</text:p>
          </table:table-cell>
          <table:table-cell office:value-type="string">
            <text:p>/S25R</text:p>
          </table:table-cell>
          <table:table-cell office:value-type="float" office:value="2044.52">
            <text:p>2044,52</text:p>
          </table:table-cell>
        </table:table-row>
        <table:table-row table:style-name="ro1">
          <table:table-cell office:value-type="string">
            <text:p>/S26D</text:p>
          </table:table-cell>
          <table:table-cell office:value-type="float" office:value="147.12">
            <text:p>147,12</text:p>
          </table:table-cell>
          <table:table-cell office:value-type="string">
            <text:p>/S26R</text:p>
          </table:table-cell>
          <table:table-cell office:value-type="float" office:value="2035.05">
            <text:p>2035,05</text:p>
          </table:table-cell>
        </table:table-row>
        <table:table-row table:style-name="ro1">
          <table:table-cell office:value-type="string">
            <text:p>/S27D</text:p>
          </table:table-cell>
          <table:table-cell office:value-type="float" office:value="157.24">
            <text:p>157,24</text:p>
          </table:table-cell>
          <table:table-cell office:value-type="string">
            <text:p>/S27R</text:p>
          </table:table-cell>
          <table:table-cell office:value-type="float" office:value="2025.58">
            <text:p>2025,58</text:p>
          </table:table-cell>
        </table:table-row>
        <table:table-row table:style-name="ro1">
          <table:table-cell office:value-type="string">
            <text:p>/S28D</text:p>
          </table:table-cell>
          <table:table-cell office:value-type="float" office:value="167.36">
            <text:p>167,36</text:p>
          </table:table-cell>
          <table:table-cell office:value-type="string">
            <text:p>/S28R</text:p>
          </table:table-cell>
          <table:table-cell office:value-type="float" office:value="2016.12">
            <text:p>2016,12</text:p>
          </table:table-cell>
        </table:table-row>
        <table:table-row table:style-name="ro1">
          <table:table-cell office:value-type="string">
            <text:p>/S29D</text:p>
          </table:table-cell>
          <table:table-cell office:value-type="float" office:value="177.47">
            <text:p>177,47</text:p>
          </table:table-cell>
          <table:table-cell office:value-type="string">
            <text:p>/S29R</text:p>
          </table:table-cell>
          <table:table-cell office:value-type="float" office:value="2006.65">
            <text:p>2006,65</text:p>
          </table:table-cell>
        </table:table-row>
        <table:table-row table:style-name="ro1">
          <table:table-cell office:value-type="string">
            <text:p>/S30D</text:p>
          </table:table-cell>
          <table:table-cell office:value-type="float" office:value="187.59">
            <text:p>187,59</text:p>
          </table:table-cell>
          <table:table-cell office:value-type="string">
            <text:p>/S30R</text:p>
          </table:table-cell>
          <table:table-cell office:value-type="float" office:value="1997.18">
            <text:p>1997,18</text:p>
          </table:table-cell>
        </table:table-row>
        <table:table-row table:style-name="ro1">
          <table:table-cell office:value-type="string">
            <text:p>/S31D</text:p>
          </table:table-cell>
          <table:table-cell office:value-type="float" office:value="197.7">
            <text:p>197,7</text:p>
          </table:table-cell>
          <table:table-cell office:value-type="string">
            <text:p>/S31R</text:p>
          </table:table-cell>
          <table:table-cell office:value-type="float" office:value="1987.72">
            <text:p>1987,72</text:p>
          </table:table-cell>
        </table:table-row>
        <table:table-row table:style-name="ro1">
          <table:table-cell office:value-type="string">
            <text:p>/S32D</text:p>
          </table:table-cell>
          <table:table-cell office:value-type="float" office:value="207.82">
            <text:p>207,82</text:p>
          </table:table-cell>
          <table:table-cell office:value-type="string">
            <text:p>/S32R</text:p>
          </table:table-cell>
          <table:table-cell office:value-type="float" office:value="1978.24">
            <text:p>1978,24</text:p>
          </table:table-cell>
        </table:table-row>
        <table:table-row table:style-name="ro1">
          <table:table-cell office:value-type="string">
            <text:p>/S33D</text:p>
          </table:table-cell>
          <table:table-cell office:value-type="float" office:value="175.12">
            <text:p>175,12</text:p>
          </table:table-cell>
          <table:table-cell office:value-type="string">
            <text:p>/S33R</text:p>
          </table:table-cell>
          <table:table-cell office:value-type="float" office:value="1926.1">
            <text:p>1926,1</text:p>
          </table:table-cell>
        </table:table-row>
        <table:table-row table:style-name="ro1">
          <table:table-cell office:value-type="string">
            <text:p>/S34D</text:p>
          </table:table-cell>
          <table:table-cell office:value-type="float" office:value="185.38">
            <text:p>185,38</text:p>
          </table:table-cell>
          <table:table-cell office:value-type="string">
            <text:p>/S34R</text:p>
          </table:table-cell>
          <table:table-cell office:value-type="float" office:value="1916.63">
            <text:p>1916,63</text:p>
          </table:table-cell>
        </table:table-row>
        <table:table-row table:style-name="ro1">
          <table:table-cell office:value-type="string">
            <text:p>/S35D</text:p>
          </table:table-cell>
          <table:table-cell office:value-type="float" office:value="195.48">
            <text:p>195,48</text:p>
          </table:table-cell>
          <table:table-cell office:value-type="string">
            <text:p>/S35R</text:p>
          </table:table-cell>
          <table:table-cell office:value-type="float" office:value="1907.16">
            <text:p>1907,16</text:p>
          </table:table-cell>
        </table:table-row>
        <table:table-row table:style-name="ro1">
          <table:table-cell office:value-type="string">
            <text:p>/S36D</text:p>
          </table:table-cell>
          <table:table-cell office:value-type="float" office:value="205.6">
            <text:p>205,6</text:p>
          </table:table-cell>
          <table:table-cell office:value-type="string">
            <text:p>/S36R</text:p>
          </table:table-cell>
          <table:table-cell office:value-type="float" office:value="1897.7">
            <text:p>1897,7</text:p>
          </table:table-cell>
        </table:table-row>
        <table:table-row table:style-name="ro1">
          <table:table-cell office:value-type="string">
            <text:p>/S37D</text:p>
          </table:table-cell>
          <table:table-cell office:value-type="float" office:value="215.85">
            <text:p>215,85</text:p>
          </table:table-cell>
          <table:table-cell office:value-type="string">
            <text:p>/S37R</text:p>
          </table:table-cell>
          <table:table-cell office:value-type="float" office:value="1888.23">
            <text:p>1888,23</text:p>
          </table:table-cell>
        </table:table-row>
        <table:table-row table:style-name="ro1">
          <table:table-cell office:value-type="string">
            <text:p>/S38D</text:p>
          </table:table-cell>
          <table:table-cell office:value-type="float" office:value="225.83">
            <text:p>225,83</text:p>
          </table:table-cell>
          <table:table-cell office:value-type="string">
            <text:p>/S38R</text:p>
          </table:table-cell>
          <table:table-cell office:value-type="float" office:value="1878.77">
            <text:p>1878,77</text:p>
          </table:table-cell>
        </table:table-row>
        <table:table-row table:style-name="ro1">
          <table:table-cell office:value-type="string">
            <text:p>/S39D</text:p>
          </table:table-cell>
          <table:table-cell office:value-type="float" office:value="235.95">
            <text:p>235,95</text:p>
          </table:table-cell>
          <table:table-cell office:value-type="string">
            <text:p>/S39R</text:p>
          </table:table-cell>
          <table:table-cell office:value-type="float" office:value="1869.3">
            <text:p>1869,3</text:p>
          </table:table-cell>
        </table:table-row>
        <table:table-row table:style-name="ro1">
          <table:table-cell office:value-type="string">
            <text:p>/S40D</text:p>
          </table:table-cell>
          <table:table-cell office:value-type="float" office:value="246.07">
            <text:p>246,07</text:p>
          </table:table-cell>
          <table:table-cell office:value-type="string">
            <text:p>/S40R</text:p>
          </table:table-cell>
          <table:table-cell office:value-type="float" office:value="1855.76">
            <text:p>1855,76</text:p>
          </table:table-cell>
        </table:table-row>
        <table:table-row table:style-name="ro1">
          <table:table-cell office:value-type="string">
            <text:p>/S41D</text:p>
          </table:table-cell>
          <table:table-cell office:value-type="float" office:value="256.18">
            <text:p>256,18</text:p>
          </table:table-cell>
          <table:table-cell office:value-type="string">
            <text:p>/S41R</text:p>
          </table:table-cell>
          <table:table-cell office:value-type="float" office:value="1844.2">
            <text:p>1844,2</text:p>
          </table:table-cell>
        </table:table-row>
        <table:table-row table:style-name="ro1">
          <table:table-cell office:value-type="string">
            <text:p>/S42D</text:p>
          </table:table-cell>
          <table:table-cell office:value-type="float" office:value="266.3">
            <text:p>266,3</text:p>
          </table:table-cell>
          <table:table-cell office:value-type="string">
            <text:p>/S42R</text:p>
          </table:table-cell>
          <table:table-cell office:value-type="float" office:value="1832.12">
            <text:p>1832,12</text:p>
          </table:table-cell>
        </table:table-row>
        <table:table-row table:style-name="ro1">
          <table:table-cell office:value-type="string">
            <text:p>/S43D</text:p>
          </table:table-cell>
          <table:table-cell office:value-type="float" office:value="276.67">
            <text:p>276,67</text:p>
          </table:table-cell>
          <table:table-cell office:value-type="string">
            <text:p>/S43R</text:p>
          </table:table-cell>
          <table:table-cell office:value-type="float" office:value="1819.98">
            <text:p>1819,98</text:p>
          </table:table-cell>
        </table:table-row>
        <table:table-row table:style-name="ro1">
          <table:table-cell office:value-type="string">
            <text:p>/S44D</text:p>
          </table:table-cell>
          <table:table-cell office:value-type="float" office:value="286.53">
            <text:p>286,53</text:p>
          </table:table-cell>
          <table:table-cell office:value-type="string">
            <text:p>/S44R</text:p>
          </table:table-cell>
          <table:table-cell office:value-type="float" office:value="1807.77">
            <text:p>1807,77</text:p>
          </table:table-cell>
        </table:table-row>
        <table:table-row table:style-name="ro1">
          <table:table-cell office:value-type="string">
            <text:p>/S45D</text:p>
          </table:table-cell>
          <table:table-cell office:value-type="float" office:value="301.56">
            <text:p>301,56</text:p>
          </table:table-cell>
          <table:table-cell office:value-type="string">
            <text:p>/S45R</text:p>
          </table:table-cell>
          <table:table-cell office:value-type="float" office:value="1795.51">
            <text:p>1795,51</text:p>
          </table:table-cell>
        </table:table-row>
        <table:table-row table:style-name="ro1">
          <table:table-cell office:value-type="string">
            <text:p>/S46D</text:p>
          </table:table-cell>
          <table:table-cell office:value-type="float" office:value="314.65">
            <text:p>314,65</text:p>
          </table:table-cell>
          <table:table-cell office:value-type="string">
            <text:p>/S46R</text:p>
          </table:table-cell>
          <table:table-cell office:value-type="float" office:value="1783.16">
            <text:p>1783,16</text:p>
          </table:table-cell>
        </table:table-row>
        <table:table-row table:style-name="ro1">
          <table:table-cell office:value-type="string">
            <text:p>/S47D</text:p>
          </table:table-cell>
          <table:table-cell office:value-type="float" office:value="328.49">
            <text:p>328,49</text:p>
          </table:table-cell>
          <table:table-cell office:value-type="string">
            <text:p>/S47R</text:p>
          </table:table-cell>
          <table:table-cell office:value-type="float" office:value="1770.75">
            <text:p>1770,75</text:p>
          </table:table-cell>
        </table:table-row>
        <table:table-row table:style-name="ro1">
          <table:table-cell office:value-type="string">
            <text:p>/S48D</text:p>
          </table:table-cell>
          <table:table-cell office:value-type="float" office:value="342.22">
            <text:p>342,22</text:p>
          </table:table-cell>
          <table:table-cell office:value-type="string">
            <text:p>/S48R</text:p>
          </table:table-cell>
          <table:table-cell office:value-type="float" office:value="1757.01">
            <text:p>1757,01</text:p>
          </table:table-cell>
        </table:table-row>
      </table:table>
      <table:database-ranges>
        <table:database-range table:target-range-address="Feuille1.C10:Feuille1.D10485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08/12/2021</text:date>, <text:time>15:3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8T15:35:56</dc:date>
    <dc:creator>Christophe Combaret</dc:creator>
    <meta:document-statistic meta:table-count="1" meta:cell-count="480" meta:object-count="0"/>
    <meta:generator>OpenOffice/4.1.10$Unix OpenOffice.org_project/4110m2$Build-9807</meta:generator>
  </office:meta>
</office:document-meta>
</file>